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co1" style:family="table-column">
      <style:table-column-properties style:column-width="4.485cm" style:use-optimal-column-width="false"/>
    </style:style>
    <style:style style:name="co2" style:family="table-column">
      <style:table-column-properties style:column-width="3.055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3.558cm" style:use-optimal-column-width="false"/>
    </style:style>
    <style:style style:name="co5" style:family="table-column">
      <style:table-column-properties style:column-width="3.394cm" style:use-optimal-column-width="false"/>
    </style:style>
    <style:style style:name="co6" style:family="table-column">
      <style:table-column-properties style:column-width="3.057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0.753cm"/>
    </style:style>
    <style:style style:name="ro3" style:family="table-row">
      <style:table-row-properties style:row-height="0.779cm"/>
    </style:style>
    <style:style style:name="ro4" style:family="table-row">
      <style:table-row-properties style:row-height="0.781cm"/>
    </style:style>
    <style:style style:name="ro5" style:family="table-row">
      <style:table-row-properties style:row-height="0.807cm"/>
    </style:style>
    <style:style style:name="ro6" style:family="table-row">
      <style:table-row-properties style:row-height="0.857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888cm"/>
    </style:style>
    <style:style style:name="ro9" style:family="table-row">
      <style:table-row-properties style:row-height="0.791cm"/>
    </style:style>
    <style:style style:name="ro10" style:family="table-row">
      <style:table-row-properties style:row-height="0.83cm"/>
    </style:style>
    <style:style style:name="ro11" style:family="table-row">
      <style:table-row-properties style:row-height="0.808cm"/>
    </style:style>
    <style:style style:name="ro12" style:family="table-row">
      <style:table-row-properties style:row-height="0.906cm"/>
    </style:style>
    <style:style style:name="ro13" style:family="table-row">
      <style:table-row-properties style:row-height="0.842cm"/>
    </style:style>
    <style:style style:name="ro14" style:family="table-row">
      <style:table-row-properties style:row-height="0.795cm"/>
    </style:style>
    <style:style style:name="ro15" style:family="table-row">
      <style:table-row-properties style:row-height="0.773cm"/>
    </style:style>
    <style:style style:name="ro16" style:family="table-row">
      <style:table-row-properties style:row-height="0.957cm"/>
    </style:style>
    <style:style style:name="ro17" style:family="table-row">
      <style:table-row-properties style:row-height="0.754cm"/>
    </style:style>
    <style:style style:name="ro18" style:family="table-row">
      <style:table-row-properties style:row-height="0.877cm"/>
    </style:style>
    <style:style style:name="ro19" style:family="table-row">
      <style:table-row-properties style:row-height="0.927cm"/>
    </style:style>
    <style:style style:name="ro20" style:family="table-row">
      <style:table-row-properties style:row-height="0.926cm"/>
    </style:style>
    <style:style style:name="ro21" style:family="table-row">
      <style:table-row-properties style:row-height="0.82cm"/>
    </style:style>
    <style:style style:name="ro22" style:family="table-row">
      <style:table-row-properties style:row-height="0.798cm"/>
    </style:style>
    <style:style style:name="ro23" style:family="table-row">
      <style:table-row-properties style:row-height="0.824cm"/>
    </style:style>
    <style:style style:name="ro24" style:family="table-row">
      <style:table-row-properties style:row-height="0.85cm"/>
    </style:style>
    <style:style style:name="ro25" style:family="table-row">
      <style:table-row-properties style:row-height="0.913cm"/>
    </style:style>
    <style:style style:name="ro26" style:family="table-row">
      <style:table-row-properties style:row-height="0.784cm"/>
    </style:style>
    <style:style style:name="ro27" style:family="table-row">
      <style:table-row-properties style:row-height="0.907cm"/>
    </style:style>
    <style:style style:name="ro28" style:family="table-row">
      <style:table-row-properties style:row-height="0.786cm"/>
    </style:style>
    <style:style style:name="ro29" style:family="table-row">
      <style:table-row-properties style:row-height="0.812cm"/>
    </style:style>
    <style:style style:name="ro30" style:family="table-row">
      <style:table-row-properties style:row-height="0.911cm"/>
    </style:style>
    <style:style style:name="ro31" style:family="table-row">
      <style:table-row-properties style:row-height="0.934cm"/>
    </style:style>
    <style:style style:name="ro32" style:family="table-row">
      <style:table-row-properties style:row-height="0.828cm"/>
    </style:style>
    <style:style style:name="ro33" style:family="table-row">
      <style:table-row-properties style:row-height="0.806cm"/>
    </style:style>
    <style:style style:name="ro34" style:family="table-row">
      <style:table-row-properties style:row-height="0.856cm"/>
    </style:style>
    <style:style style:name="ro35" style:family="table-row">
      <style:table-row-properties style:row-height="0.882cm"/>
    </style:style>
    <style:style style:name="ro36" style:family="table-row">
      <style:table-row-properties style:row-height="0.921cm"/>
    </style:style>
    <style:style style:name="ro37" style:family="table-row">
      <style:table-row-properties style:row-height="0.719cm"/>
    </style:style>
    <style:style style:name="ro38" style:family="table-row">
      <style:table-row-properties style:row-height="0.745cm"/>
    </style:style>
    <style:style style:name="ro39" style:family="table-row">
      <style:table-row-properties style:row-height="0.771cm"/>
    </style:style>
    <style:style style:name="ro40" style:family="table-row">
      <style:table-row-properties style:row-height="0.917cm"/>
    </style:style>
    <style:style style:name="ce1" style:family="table-cell">
      <style:paragraph-properties fo:border-left="0.03pt solid #000000" fo:border-right="0.03pt solid #000000" fo:border-top="0.03pt solid #000000" fo:border-bottom="0.57pt solid #ffffff"/>
      <style:text-properties fo:color="#fffff0"/>
    </style:style>
    <style:style style:name="ce2" style:family="table-cell">
      <style:paragraph-properties fo:border-left="0.03pt solid #000000" fo:border-right="0.03pt solid #000000" fo:border-top="0.57pt solid #ffffff" fo:border-bottom="0.57pt solid #ffffff"/>
      <style:text-properties fo:font-size="16pt" style:font-size-asian="16pt" style:font-size-complex="16pt"/>
    </style:style>
    <style:style style:name="ce3" style:family="table-cell">
      <style:paragraph-properties fo:border-left="0.03pt solid #000000" fo:border-right="0.03pt solid #000000" fo:border-top="0.57pt solid #ffffff" fo:border-bottom="0.03pt solid #000000"/>
      <style:text-properties fo:font-size="16pt" style:font-size-asian="16pt" style:font-size-complex="16pt"/>
    </style:style>
    <style:style style:name="P1" style:family="paragraph">
      <style:text-properties fo:color="#fffff0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484cm" svg:height="5.411cm" svg:x="2.305cm" svg:y="6.073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evice</text:span></text:p>
              </table:table-cell>
            </table:table-row>
            <table:table-row table:style-name="ro2">
              <table:table-cell table:style-name="ce2">
                <text:p text:style-name="P2">Id</text:p>
              </table:table-cell>
            </table:table-row>
            <table:table-row table:style-name="ro3">
              <table:table-cell table:style-name="ce2">
                <text:p text:style-name="P2">User</text:p>
              </table:table-cell>
            </table:table-row>
            <table:table-row table:style-name="ro4">
              <table:table-cell table:style-name="ce2">
                <text:p text:style-name="P2">label</text:p>
              </table:table-cell>
            </table:table-row>
            <table:table-row table:style-name="ro5">
              <table:table-cell table:style-name="ce3">
                <text:p text:style-name="P2">description</text:p>
              </table:table-cell>
            </table:table-row>
            <table:table-row table:style-name="ro6">
              <table:table-cell table:style-name="ce3">
                <text:p text:style-name="P2">last_connec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054cm" svg:height="3.635cm" svg:x="2.479cm" svg:y="1.265cm">
          <table:table table:template-name="bw" table:use-first-row-styles="true" table:use-banding-rows-styles="true">
            <table:table-column table:style-name="co2"/>
            <table:table-row table:style-name="ro7">
              <table:table-cell table:style-name="ce1">
                <text:p text:style-name="P1"><text:span text:style-name="T1">User</text:span></text:p>
              </table:table-cell>
            </table:table-row>
            <table:table-row table:style-name="ro8">
              <table:table-cell table:style-name="ce2">
                <text:p text:style-name="P2">Id</text:p>
              </table:table-cell>
            </table:table-row>
            <table:table-row table:style-name="ro8">
              <table:table-cell table:style-name="ce2">
                <text:p text:style-name="P2">username</text:p>
              </table:table-cell>
            </table:table-row>
            <table:table-row table:style-name="ro8">
              <table:table-cell table:style-name="ce3">
                <text:p text:style-name="P2">passwor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661cm" svg:height="6.317cm" svg:x="8.004cm" svg:y="2.825cm">
          <table:table table:template-name="bw" table:use-first-row-styles="true" table:use-banding-rows-styles="true">
            <table:table-column table:style-name="co3"/>
            <table:table-row table:style-name="ro9">
              <table:table-cell table:style-name="ce1">
                <text:p text:style-name="P1"><text:span text:style-name="T1">Sensor</text:span></text:p>
              </table:table-cell>
            </table:table-row>
            <table:table-row table:style-name="ro10">
              <table:table-cell table:style-name="ce2">
                <text:p text:style-name="P2">Id</text:p>
              </table:table-cell>
            </table:table-row>
            <table:table-row table:style-name="ro11">
              <table:table-cell table:style-name="ce2">
                <text:p text:style-name="P2">Device</text:p>
              </table:table-cell>
            </table:table-row>
            <table:table-row table:style-name="ro12">
              <table:table-cell table:style-name="ce2">
                <text:p text:style-name="P2">label</text:p>
              </table:table-cell>
            </table:table-row>
            <table:table-row table:style-name="ro13">
              <table:table-cell table:style-name="ce3">
                <text:p text:style-name="P2">description</text:p>
              </table:table-cell>
            </table:table-row>
            <table:table-row table:style-name="ro14">
              <table:table-cell table:style-name="ce3">
                <text:p text:style-name="P2">Seconds_to_update</text:p>
              </table:table-cell>
            </table:table-row>
            <table:table-row table:style-name="ro15">
              <table:table-cell table:style-name="ce3">
                <text:p text:style-name="P2">tipo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557cm" svg:height="3.674cm" svg:x="15.17cm" svg:y="1.2cm">
          <table:table table:template-name="bw" table:use-first-row-styles="true" table:use-banding-rows-styles="true">
            <table:table-column table:style-name="co4"/>
            <table:table-row table:style-name="ro16">
              <table:table-cell table:style-name="ce1">
                <text:p text:style-name="P1"><text:span text:style-name="T1">State_float</text:span></text:p>
              </table:table-cell>
            </table:table-row>
            <table:table-row table:style-name="ro17">
              <table:table-cell table:style-name="ce2">
                <text:p text:style-name="P2">Id</text:p>
              </table:table-cell>
            </table:table-row>
            <table:table-row table:style-name="ro18">
              <table:table-cell table:style-name="ce3">
                <text:p text:style-name="P2">Sensor</text:p>
              </table:table-cell>
            </table:table-row>
            <table:table-row table:style-name="ro19">
              <table:table-cell table:style-name="ce3">
                <text:p text:style-name="P2">stat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93cm" svg:height="4.523cm" svg:x="15.146cm" svg:y="6.979cm">
          <table:table table:template-name="bw" table:use-first-row-styles="true" table:use-banding-rows-styles="true">
            <table:table-column table:style-name="co5"/>
            <table:table-row table:style-name="ro20">
              <table:table-cell table:style-name="ce1">
                <text:p text:style-name="P1"><text:span text:style-name="T1">Log_float</text:span></text:p>
              </table:table-cell>
            </table:table-row>
            <table:table-row table:style-name="ro21">
              <table:table-cell table:style-name="ce2">
                <text:p text:style-name="P2">Id</text:p>
              </table:table-cell>
            </table:table-row>
            <table:table-row table:style-name="ro22">
              <table:table-cell table:style-name="ce3">
                <text:p text:style-name="P2">Sensor</text:p>
              </table:table-cell>
            </table:table-row>
            <table:table-row table:style-name="ro23">
              <table:table-cell table:style-name="ce3">
                <text:p text:style-name="P2">state</text:p>
              </table:table-cell>
            </table:table-row>
            <table:table-row table:style-name="ro24">
              <table:table-cell table:style-name="ce3">
                <text:p text:style-name="P2">timestam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056cm" svg:height="3.654cm" svg:x="20.477cm" svg:y="2.2cm">
          <table:table table:template-name="bw" table:use-first-row-styles="true" table:use-banding-rows-styles="true">
            <table:table-column table:style-name="co6"/>
            <table:table-row table:style-name="ro25">
              <table:table-cell table:style-name="ce1">
                <text:p text:style-name="P1"><text:span text:style-name="T1">State_int</text:span></text:p>
              </table:table-cell>
            </table:table-row>
            <table:table-row table:style-name="ro5">
              <table:table-cell table:style-name="ce2">
                <text:p text:style-name="P2">Id</text:p>
              </table:table-cell>
            </table:table-row>
            <table:table-row table:style-name="ro26">
              <table:table-cell table:style-name="ce3">
                <text:p text:style-name="P2">Sensor</text:p>
              </table:table-cell>
            </table:table-row>
            <table:table-row table:style-name="ro27">
              <table:table-cell table:style-name="ce3">
                <text:p text:style-name="P2">stat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557cm" svg:height="3.658cm" svg:x="24.823cm" svg:y="2.956cm">
          <table:table table:template-name="bw" table:use-first-row-styles="true" table:use-banding-rows-styles="true">
            <table:table-column table:style-name="co4"/>
            <table:table-row table:style-name="ro21">
              <table:table-cell table:style-name="ce1">
                <text:p text:style-name="P1"><text:span text:style-name="T1">State_bool</text:span></text:p>
              </table:table-cell>
            </table:table-row>
            <table:table-row table:style-name="ro28">
              <table:table-cell table:style-name="ce2">
                <text:p text:style-name="P2">Id</text:p>
              </table:table-cell>
            </table:table-row>
            <table:table-row table:style-name="ro29">
              <table:table-cell table:style-name="ce3">
                <text:p text:style-name="P2">Sensor</text:p>
              </table:table-cell>
            </table:table-row>
            <table:table-row table:style-name="ro30">
              <table:table-cell table:style-name="ce3">
                <text:p text:style-name="P2">stat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393cm" svg:height="4.523cm" svg:x="20.207cm" svg:y="8.336cm">
          <table:table table:template-name="bw" table:use-first-row-styles="true" table:use-banding-rows-styles="true">
            <table:table-column table:style-name="co5"/>
            <table:table-row table:style-name="ro31">
              <table:table-cell table:style-name="ce1">
                <text:p text:style-name="P1"><text:span text:style-name="T1">Log_int</text:span></text:p>
              </table:table-cell>
            </table:table-row>
            <table:table-row table:style-name="ro32">
              <table:table-cell table:style-name="ce2">
                <text:p text:style-name="P2">Id</text:p>
              </table:table-cell>
            </table:table-row>
            <table:table-row table:style-name="ro33">
              <table:table-cell table:style-name="ce3">
                <text:p text:style-name="P2">Sensor</text:p>
              </table:table-cell>
            </table:table-row>
            <table:table-row table:style-name="ro34">
              <table:table-cell table:style-name="ce3">
                <text:p text:style-name="P2">state</text:p>
              </table:table-cell>
            </table:table-row>
            <table:table-row table:style-name="ro35">
              <table:table-cell table:style-name="ce3">
                <text:p text:style-name="P2">timestamp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393cm" svg:height="4.552cm" svg:x="25.056cm" svg:y="9.277cm">
          <table:table table:template-name="bw" table:use-first-row-styles="true" table:use-banding-rows-styles="true">
            <table:table-column table:style-name="co5"/>
            <table:table-row table:style-name="ro36">
              <table:table-cell table:style-name="ce1">
                <text:p text:style-name="P1"><text:span text:style-name="T1">Log_bool</text:span></text:p>
              </table:table-cell>
            </table:table-row>
            <table:table-row table:style-name="ro37">
              <table:table-cell table:style-name="ce2">
                <text:p text:style-name="P2">Id</text:p>
              </table:table-cell>
            </table:table-row>
            <table:table-row table:style-name="ro38">
              <table:table-cell table:style-name="ce3">
                <text:p text:style-name="P2">Sensor</text:p>
              </table:table-cell>
            </table:table-row>
            <table:table-row table:style-name="ro39">
              <table:table-cell table:style-name="ce3">
                <text:p text:style-name="P2">state</text:p>
              </table:table-cell>
            </table:table-row>
            <table:table-row table:style-name="ro40">
              <table:table-cell table:style-name="ce3">
                <text:p text:style-name="P2">timestamp</text:p>
              </table:table-cell>
            </table:table-row>
          </table:table>
          <draw:image xlink:href="Pictures/TablePreview9.svm" xlink:type="simple" xlink:show="embed" xlink:actuate="onLoad"/>
        </draw:frame>
        <draw:polyline draw:style-name="gr1" draw:text-style-name="P3" draw:layer="layout" svg:width="0.899cm" svg:height="5.799cm" draw:transform="rotate (-3.14159265358979) translate (2.461cm 8.492cm)" svg:viewBox="0 0 900 5800" draw:points="0,5800 900,5800 900,0 200,0">
          <text:p/>
        </draw:polyline>
        <draw:polyline draw:style-name="gr1" draw:text-style-name="P3" draw:layer="layout" svg:width="1.199cm" svg:height="2.299cm" svg:x="6.761cm" svg:y="5.092cm" svg:viewBox="0 0 1200 2300" draw:points="0,2300 700,2300 700,0 1200,0">
          <text:p/>
        </draw:polyline>
        <draw:polyline draw:style-name="gr1" draw:text-style-name="P3" draw:layer="layout" svg:width="1.499cm" svg:height="0.699cm" svg:x="13.661cm" svg:y="3.492cm" svg:viewBox="0 0 1500 700" draw:points="0,700 700,700 700,0 1500,0">
          <text:p/>
        </draw:polyline>
        <draw:polyline draw:style-name="gr1" draw:text-style-name="P3" draw:layer="layout" svg:width="1.499cm" svg:height="4.999cm" svg:x="13.661cm" svg:y="4.192cm" svg:viewBox="0 0 1500 5000" draw:points="0,0 700,0 700,5000 1500,5000">
          <text:p/>
        </draw:polyline>
        <draw:polyline draw:style-name="gr1" draw:text-style-name="P3" draw:layer="layout" svg:width="5.799cm" svg:height="4.899cm" svg:x="14.4cm" svg:y="5.8cm" svg:viewBox="0 0 5800 4900" draw:points="0,0 4800,0 4800,4900 5800,4900">
          <text:p/>
        </draw:polyline>
        <draw:polyline draw:style-name="gr1" draw:text-style-name="P3" draw:layer="layout" svg:width="1.399cm" svg:height="1.299cm" draw:transform="rotate (1.5707963267949) translate (19.2cm 5.8cm)" svg:viewBox="0 0 1400 1300" draw:points="0,0 1400,0 1400,1300">
          <text:p/>
        </draw:polyline>
        <draw:polyline draw:style-name="gr1" draw:text-style-name="P3" draw:layer="layout" svg:width="5.599cm" svg:height="1.399cm" svg:x="19.2cm" svg:y="5.3cm" svg:viewBox="0 0 5600 1400" draw:points="0,1400 5000,1400 5000,0 5600,0">
          <text:p/>
        </draw:polyline>
        <draw:polyline draw:style-name="gr1" draw:text-style-name="P3" draw:layer="layout" svg:width="4.899cm" svg:height="0.899cm" draw:transform="rotate (-1.5707963267949) translate (25.1cm 6.7cm)" svg:viewBox="0 0 4900 900" draw:points="0,900 4900,900 4900,0">
          <text:p/>
        </draw:polyline>
        <draw:line draw:style-name="gr2" draw:text-style-name="P3" draw:layer="layout" svg:x1="14.3cm" svg:y1="5.8cm" svg:x2="14.5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21:39:58.867810645</meta:creation-date>
    <dc:date>2021-05-11T22:10:13.600107464</dc:date>
    <meta:editing-duration>PT9M23S</meta:editing-duration>
    <meta:editing-cycles>1</meta:editing-cycles>
    <meta:document-statistic meta:object-count="18"/>
    <meta:generator>LibreOffice/6.1.5.2$Linux_X86_64 LibreOffice_project/10$Build-2</meta:generator>
  </office:meta>
</office:document-meta>
</file>